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752in"/>
    </style:style>
    <style:style style:name="co3" style:family="table-column">
      <style:table-column-properties fo:break-before="auto" style:column-width="2.7764in"/>
    </style:style>
    <style:style style:name="co4" style:family="table-column">
      <style:table-column-properties fo:break-before="auto" style:column-width="3.3236in"/>
    </style:style>
    <style:style style:name="co5" style:family="table-column">
      <style:table-column-properties fo:break-before="auto" style:column-width="2.9807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2.4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24in" svg:height="3.5457in" svg:x="18.6386in" svg:y="0.7535in">
            <draw:object draw:notify-on-update-of-ranges="Sheet1.I20:Sheet1.I23 Sheet1.A2:Sheet1.A2 Sheet1.A3:Sheet1.A6 Sheet1.I2:Sheet1.I2 Sheet1.I3:Sheet1.I6 Sheet1.I10:Sheet1.I10 Sheet1.I11:Sheet1.I14 Sheet1.A11:Sheet1.A14 Sheet1.I19:Sheet1.I19 Sheet1.I20:Sheet1.I23 Sheet1.A20:Sheet1.A23 Sheet1.I27:Sheet1.I27 Sheet1.I28:Sheet1.I31 Sheet1.A28:Sheet1.A31 Sheet1.I35:Sheet1.I35 Sheet1.I36:Sheet1.I39 Sheet1.A36:Sheet1.A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Line Multiplication</text:p>
          </table:table-cell>
          <table:covered-table-cell table:number-columns-repeated="8"/>
        </table:table-row>
        <table:table-row table:style-name="ro1">
          <table:table-cell office:value-type="string" calcext:value-type="string">
            <text:p>Matrix Size</text:p>
          </table:table-cell>
          <table:table-cell table:number-columns-repeated="2" office:value-type="string" calcext:value-type="string">
            <text:p>Line Multiplication L1 Data Cache Misses</text:p>
          </table:table-cell>
          <table:table-cell table:number-columns-repeated="2" office:value-type="string" calcext:value-type="string">
            <text:p>Line Multiplication L2 Data Cache Misses</text:p>
          </table:table-cell>
          <table:table-cell office:value-type="string" calcext:value-type="string">
            <text:p>L2_DCA</text:p>
          </table:table-cell>
          <table:table-cell office:value-type="string" calcext:value-type="string">
            <text:p>L3_DCA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C++ Line Multiplication G Flops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7647795712" calcext:value-type="float">
            <text:p>17647795712</text:p>
          </table:table-cell>
          <table:table-cell table:formula="of:=[.B3]/POWER(10; 9)" office:value-type="float" office:value="17.647795712" calcext:value-type="float">
            <text:p>17.647795712</text:p>
          </table:table-cell>
          <table:table-cell office:value-type="float" office:value="17209304763" calcext:value-type="float">
            <text:p>17209304763</text:p>
          </table:table-cell>
          <table:table-cell table:formula="of:=[.D3]/POWER(10; 9)" office:value-type="float" office:value="17.209304763" calcext:value-type="float">
            <text:p>17.209304763</text:p>
          </table:table-cell>
          <table:table-cell office:value-type="float" office:value="2975844382" calcext:value-type="float">
            <text:p>2975844382</text:p>
          </table:table-cell>
          <table:table-cell office:value-type="float" office:value="17209304763" calcext:value-type="float">
            <text:p>17209304763</text:p>
          </table:table-cell>
          <table:table-cell office:value-type="float" office:value="49.3273" calcext:value-type="float">
            <text:p>49.3273</text:p>
          </table:table-cell>
          <table:table-cell table:formula="of:=((2*POWER([.A3];3))/[.H3])/POWER(10; 9)" office:value-type="float" office:value="2.78626548527894" calcext:value-type="float">
            <text:p>2.78626548527894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59561360444" calcext:value-type="float">
            <text:p>59561360444</text:p>
          </table:table-cell>
          <table:table-cell table:formula="of:=[.B4]/POWER(10; 9)" office:value-type="float" office:value="59.561360444" calcext:value-type="float">
            <text:p>59.561360444</text:p>
          </table:table-cell>
          <table:table-cell office:value-type="float" office:value="57841281211" calcext:value-type="float">
            <text:p>57841281211</text:p>
          </table:table-cell>
          <table:table-cell table:formula="of:=[.D4]/POWER(10; 9)" office:value-type="float" office:value="57.841281211" calcext:value-type="float">
            <text:p>57.841281211</text:p>
          </table:table-cell>
          <table:table-cell office:value-type="float" office:value="9864896826" calcext:value-type="float">
            <text:p>9864896826</text:p>
          </table:table-cell>
          <table:table-cell office:value-type="float" office:value="57841281211" calcext:value-type="float">
            <text:p>57841281211</text:p>
          </table:table-cell>
          <table:table-cell office:value-type="float" office:value="162.744" calcext:value-type="float">
            <text:p>162.744</text:p>
          </table:table-cell>
          <table:table-cell table:formula="of:=((2*POWER([.A4];3))/[.H4])/POWER(10; 9)" office:value-type="float" office:value="2.85022162394927" calcext:value-type="float">
            <text:p>2.8502216239492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41119280713" calcext:value-type="float">
            <text:p>141119280713</text:p>
          </table:table-cell>
          <table:table-cell table:formula="of:=[.B5]/POWER(10; 9)" office:value-type="float" office:value="141.119280713" calcext:value-type="float">
            <text:p>141.119280713</text:p>
          </table:table-cell>
          <table:table-cell office:value-type="float" office:value="136827183508" calcext:value-type="float">
            <text:p>136827183508</text:p>
          </table:table-cell>
          <table:table-cell table:formula="of:=[.D5]/POWER(10; 9)" office:value-type="float" office:value="136.827183508" calcext:value-type="float">
            <text:p>136.827183508</text:p>
          </table:table-cell>
          <table:table-cell office:value-type="float" office:value="22615409614" calcext:value-type="float">
            <text:p>22615409614</text:p>
          </table:table-cell>
          <table:table-cell office:value-type="float" office:value="136827183508" calcext:value-type="float">
            <text:p>136827183508</text:p>
          </table:table-cell>
          <table:table-cell office:value-type="float" office:value="414.092" calcext:value-type="float">
            <text:p>414.092</text:p>
          </table:table-cell>
          <table:table-cell table:formula="of:=((2*POWER([.A5];3))/[.H5])/POWER(10; 9)" office:value-type="float" office:value="2.65523513561238" calcext:value-type="float">
            <text:p>2.65523513561238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275441489151" calcext:value-type="float">
            <text:p>275441489151</text:p>
          </table:table-cell>
          <table:table-cell table:formula="of:=[.B6]/POWER(10; 9)" office:value-type="float" office:value="275.441489151" calcext:value-type="float">
            <text:p>275.441489151</text:p>
          </table:table-cell>
          <table:table-cell office:value-type="float" office:value="289717224388" calcext:value-type="float">
            <text:p>289717224388</text:p>
          </table:table-cell>
          <table:table-cell table:formula="of:=[.D6]/POWER(10; 9)" office:value-type="float" office:value="289.717224388" calcext:value-type="float">
            <text:p>289.717224388</text:p>
          </table:table-cell>
          <table:table-cell office:value-type="float" office:value="48855720894" calcext:value-type="float">
            <text:p>48855720894</text:p>
          </table:table-cell>
          <table:table-cell office:value-type="float" office:value="289717224388" calcext:value-type="float">
            <text:p>289717224388</text:p>
          </table:table-cell>
          <table:table-cell office:value-type="float" office:value="763.512" calcext:value-type="float">
            <text:p>763.512</text:p>
          </table:table-cell>
          <table:table-cell table:formula="of:=((2*POWER([.A6];3))/[.H6])/POWER(10; 9)" office:value-type="float" office:value="2.81263902597471" calcext:value-type="float">
            <text:p>2.8126390259747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9" table:number-rows-spanned="1">
            <text:p>128 Block Multiplication</text:p>
          </table:table-cell>
          <table:covered-table-cell table:number-columns-repeated="8"/>
        </table:table-row>
        <table:table-row table:style-name="ro1">
          <table:table-cell office:value-type="string" calcext:value-type="string">
            <text:p>Matrix Size</text:p>
          </table:table-cell>
          <table:table-cell table:number-columns-repeated="2" office:value-type="string" calcext:value-type="string">
            <text:p>128 Block L1 Data Cache Misses</text:p>
          </table:table-cell>
          <table:table-cell table:number-columns-repeated="2" office:value-type="string" calcext:value-type="string">
            <text:p>128 Block L2 Data Cache Misses</text:p>
          </table:table-cell>
          <table:table-cell office:value-type="string" calcext:value-type="string">
            <text:p>L2_DCA</text:p>
          </table:table-cell>
          <table:table-cell office:value-type="string" calcext:value-type="string">
            <text:p>L3_DCA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C++ 128 Block Multiplication G Flops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9613625662" calcext:value-type="float">
            <text:p>9613625662</text:p>
          </table:table-cell>
          <table:table-cell table:formula="of:=[.B11]/POWER(10; 9)" office:value-type="float" office:value="9.613625662" calcext:value-type="float">
            <text:p>9.613625662</text:p>
          </table:table-cell>
          <table:table-cell office:value-type="float" office:value="30272506811" calcext:value-type="float">
            <text:p>30272506811</text:p>
          </table:table-cell>
          <table:table-cell table:formula="of:=[.D11]/POWER(10; 9)" office:value-type="float" office:value="30.272506811" calcext:value-type="float">
            <text:p>30.272506811</text:p>
          </table:table-cell>
          <table:table-cell office:value-type="float" office:value="1956844144" calcext:value-type="float">
            <text:p>1956844144</text:p>
          </table:table-cell>
          <table:table-cell office:value-type="float" office:value="30272506811" calcext:value-type="float">
            <text:p>30272506811</text:p>
          </table:table-cell>
          <table:table-cell office:value-type="float" office:value="39.7087" calcext:value-type="float">
            <text:p>39.7087</text:p>
          </table:table-cell>
          <table:table-cell table:formula="of:=((2*POWER([.A11];3))/[.H11])/POWER(10; 9)" office:value-type="float" office:value="3.46117987927079" calcext:value-type="float">
            <text:p>3.46117987927079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32437636037" calcext:value-type="float">
            <text:p>32437636037</text:p>
          </table:table-cell>
          <table:table-cell table:formula="of:=[.B12]/POWER(10; 9)" office:value-type="float" office:value="32.437636037" calcext:value-type="float">
            <text:p>32.437636037</text:p>
          </table:table-cell>
          <table:table-cell office:value-type="float" office:value="107174007311" calcext:value-type="float">
            <text:p>107174007311</text:p>
          </table:table-cell>
          <table:table-cell table:formula="of:=[.D12]/POWER(10; 9)" office:value-type="float" office:value="107.174007311" calcext:value-type="float">
            <text:p>107.174007311</text:p>
          </table:table-cell>
          <table:table-cell office:value-type="float" office:value="6407365708" calcext:value-type="float">
            <text:p>6407365708</text:p>
          </table:table-cell>
          <table:table-cell office:value-type="float" office:value="107174007311" calcext:value-type="float">
            <text:p>107174007311</text:p>
          </table:table-cell>
          <table:table-cell office:value-type="float" office:value="134.351" calcext:value-type="float">
            <text:p>134.351</text:p>
          </table:table-cell>
          <table:table-cell table:formula="of:=((2*POWER([.A12];3))/[.H12])/POWER(10; 9)" office:value-type="float" office:value="3.4525717558336" calcext:value-type="float">
            <text:p>3.452571755833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6943793304" calcext:value-type="float">
            <text:p>76943793304</text:p>
          </table:table-cell>
          <table:table-cell table:formula="of:=[.B13]/POWER(10; 9)" office:value-type="float" office:value="76.943793304" calcext:value-type="float">
            <text:p>76.943793304</text:p>
          </table:table-cell>
          <table:table-cell office:value-type="float" office:value="247599027107" calcext:value-type="float">
            <text:p>247599027107</text:p>
          </table:table-cell>
          <table:table-cell table:formula="of:=[.D13]/POWER(10; 9)" office:value-type="float" office:value="247.599027107" calcext:value-type="float">
            <text:p>247.599027107</text:p>
          </table:table-cell>
          <table:table-cell office:value-type="float" office:value="15399641874" calcext:value-type="float">
            <text:p>15399641874</text:p>
          </table:table-cell>
          <table:table-cell office:value-type="float" office:value="247599027107" calcext:value-type="float">
            <text:p>247599027107</text:p>
          </table:table-cell>
          <table:table-cell office:value-type="float" office:value="345.589" calcext:value-type="float">
            <text:p>345.589</text:p>
          </table:table-cell>
          <table:table-cell table:formula="of:=((2*POWER([.A13];3))/[.H13])/POWER(10; 9)" office:value-type="float" office:value="3.18155852117978" calcext:value-type="float">
            <text:p>3.18155852117978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150101146037" calcext:value-type="float">
            <text:p>150101146037</text:p>
          </table:table-cell>
          <table:table-cell table:formula="of:=[.B14]/POWER(10; 9)" office:value-type="float" office:value="150.101146037" calcext:value-type="float">
            <text:p>150.101146037</text:p>
          </table:table-cell>
          <table:table-cell office:value-type="float" office:value="495942550318" calcext:value-type="float">
            <text:p>495942550318</text:p>
          </table:table-cell>
          <table:table-cell table:formula="of:=[.D14]/POWER(10; 9)" office:value-type="float" office:value="495.942550318" calcext:value-type="float">
            <text:p>495.942550318</text:p>
          </table:table-cell>
          <table:table-cell office:value-type="float" office:value="30867721826" calcext:value-type="float">
            <text:p>30867721826</text:p>
          </table:table-cell>
          <table:table-cell office:value-type="float" office:value="495942550318" calcext:value-type="float">
            <text:p>495942550318</text:p>
          </table:table-cell>
          <table:table-cell office:value-type="float" office:value="635.891" calcext:value-type="float">
            <text:p>635.891</text:p>
          </table:table-cell>
          <table:table-cell table:formula="of:=((2*POWER([.A14];3))/[.H14])/POWER(10; 9)" office:value-type="float" office:value="3.3771254004224" calcext:value-type="float">
            <text:p>3.3771254004224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 calcext:value-type="string" table:number-columns-spanned="9" table:number-rows-spanned="1">
            <text:p>256 Block Multiplication</text:p>
          </table:table-cell>
          <table:covered-table-cell table:number-columns-repeated="8"/>
        </table:table-row>
        <table:table-row table:style-name="ro1">
          <table:table-cell office:value-type="string" calcext:value-type="string">
            <text:p>Matrix Size</text:p>
          </table:table-cell>
          <table:table-cell table:number-columns-repeated="2" office:value-type="string" calcext:value-type="string">
            <text:p>256 Block L1 Data Cache Misses</text:p>
          </table:table-cell>
          <table:table-cell table:number-columns-repeated="2" office:value-type="string" calcext:value-type="string">
            <text:p>256 Block L2 Data Cache Misses</text:p>
          </table:table-cell>
          <table:table-cell office:value-type="string" calcext:value-type="string">
            <text:p>L2_DCA</text:p>
          </table:table-cell>
          <table:table-cell office:value-type="string" calcext:value-type="string">
            <text:p>L3_DCA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C++ 256 Block Multiplication G Flops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9053586218" calcext:value-type="float">
            <text:p>9053586218</text:p>
          </table:table-cell>
          <table:table-cell table:formula="of:=[.B20]/POWER(10; 9)" office:value-type="float" office:value="9.053586218" calcext:value-type="float">
            <text:p>9.053586218</text:p>
          </table:table-cell>
          <table:table-cell office:value-type="float" office:value="22718508038" calcext:value-type="float">
            <text:p>22718508038</text:p>
          </table:table-cell>
          <table:table-cell table:formula="of:=[.D20]/POWER(10; 9)" office:value-type="float" office:value="22.718508038" calcext:value-type="float">
            <text:p>22.718508038</text:p>
          </table:table-cell>
          <table:table-cell office:value-type="float" office:value="1395644535" calcext:value-type="float">
            <text:p>1395644535</text:p>
          </table:table-cell>
          <table:table-cell office:value-type="float" office:value="22718508038" calcext:value-type="float">
            <text:p>22718508038</text:p>
          </table:table-cell>
          <table:table-cell office:value-type="float" office:value="36.7971" calcext:value-type="float">
            <text:p>36.7971</text:p>
          </table:table-cell>
          <table:table-cell table:formula="of:=((2*POWER([.A20];3))/[.H20])/POWER(10; 9)" office:value-type="float" office:value="3.73504850849659" calcext:value-type="float">
            <text:p>3.73504850849659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30540354075" calcext:value-type="float">
            <text:p>30540354075</text:p>
          </table:table-cell>
          <table:table-cell table:formula="of:=[.B21]/POWER(10; 9)" office:value-type="float" office:value="30.540354075" calcext:value-type="float">
            <text:p>30.540354075</text:p>
          </table:table-cell>
          <table:table-cell office:value-type="float" office:value="76810693531" calcext:value-type="float">
            <text:p>76810693531</text:p>
          </table:table-cell>
          <table:table-cell table:formula="of:=[.D21]/POWER(10; 9)" office:value-type="float" office:value="76.810693531" calcext:value-type="float">
            <text:p>76.810693531</text:p>
          </table:table-cell>
          <table:table-cell office:value-type="float" office:value="4822651458" calcext:value-type="float">
            <text:p>4822651458</text:p>
          </table:table-cell>
          <table:table-cell office:value-type="float" office:value="76810693531" calcext:value-type="float">
            <text:p>76810693531</text:p>
          </table:table-cell>
          <table:table-cell office:value-type="float" office:value="122.605" calcext:value-type="float">
            <text:p>122.605</text:p>
          </table:table-cell>
          <table:table-cell table:formula="of:=((2*POWER([.A21];3))/[.H21])/POWER(10; 9)" office:value-type="float" office:value="3.78334054865625" calcext:value-type="float">
            <text:p>3.7833405486562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2472340236" calcext:value-type="float">
            <text:p>72472340236</text:p>
          </table:table-cell>
          <table:table-cell table:formula="of:=[.B22]/POWER(10; 9)" office:value-type="float" office:value="72.472340236" calcext:value-type="float">
            <text:p>72.472340236</text:p>
          </table:table-cell>
          <table:table-cell office:value-type="float" office:value="177171570622" calcext:value-type="float">
            <text:p>177171570622</text:p>
          </table:table-cell>
          <table:table-cell table:formula="of:=[.D22]/POWER(10; 9)" office:value-type="float" office:value="177.171570622" calcext:value-type="float">
            <text:p>177.171570622</text:p>
          </table:table-cell>
          <table:table-cell office:value-type="float" office:value="12121604813" calcext:value-type="float">
            <text:p>12121604813</text:p>
          </table:table-cell>
          <table:table-cell office:value-type="float" office:value="177171570622" calcext:value-type="float">
            <text:p>177171570622</text:p>
          </table:table-cell>
          <table:table-cell office:value-type="float" office:value="370.028" calcext:value-type="float">
            <text:p>370.028</text:p>
          </table:table-cell>
          <table:table-cell table:formula="of:=((2*POWER([.A22];3))/[.H22])/POWER(10; 9)" office:value-type="float" office:value="2.97142818320776" calcext:value-type="float">
            <text:p>2.97142818320776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141423714683" calcext:value-type="float">
            <text:p>141423714683</text:p>
          </table:table-cell>
          <table:table-cell table:formula="of:=[.B23]/POWER(10; 9)" office:value-type="float" office:value="141.423714683" calcext:value-type="float">
            <text:p>141.423714683</text:p>
          </table:table-cell>
          <table:table-cell office:value-type="float" office:value="356950322647" calcext:value-type="float">
            <text:p>356950322647</text:p>
          </table:table-cell>
          <table:table-cell table:formula="of:=[.D23]/POWER(10; 9)" office:value-type="float" office:value="356.950322647" calcext:value-type="float">
            <text:p>356.950322647</text:p>
          </table:table-cell>
          <table:table-cell office:value-type="float" office:value="22537124868" calcext:value-type="float">
            <text:p>22537124868</text:p>
          </table:table-cell>
          <table:table-cell office:value-type="float" office:value="356950322647" calcext:value-type="float">
            <text:p>356950322647</text:p>
          </table:table-cell>
          <table:table-cell office:value-type="float" office:value="578.957" calcext:value-type="float">
            <text:p>578.957</text:p>
          </table:table-cell>
          <table:table-cell table:formula="of:=((2*POWER([.A23];3))/[.H23])/POWER(10; 9)" office:value-type="float" office:value="3.70922822938491" calcext:value-type="float">
            <text:p>3.7092282293849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9" table:number-rows-spanned="1">
            <text:p>512 Block Multiplication</text:p>
          </table:table-cell>
          <table:covered-table-cell table:number-columns-repeated="8"/>
        </table:table-row>
        <table:table-row table:style-name="ro1">
          <table:table-cell office:value-type="string" calcext:value-type="string">
            <text:p>Matrix Size</text:p>
          </table:table-cell>
          <table:table-cell table:number-columns-repeated="2" office:value-type="string" calcext:value-type="string">
            <text:p>512 Block L1 Data Cache Misses</text:p>
          </table:table-cell>
          <table:table-cell table:number-columns-repeated="2" office:value-type="string" calcext:value-type="string">
            <text:p>512 Block L2 Data Cache Misses</text:p>
          </table:table-cell>
          <table:table-cell office:value-type="string" calcext:value-type="string">
            <text:p>L2_DCA</text:p>
          </table:table-cell>
          <table:table-cell office:value-type="string" calcext:value-type="string">
            <text:p>L3_DCA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C++ 512 Block Multiplication G Flops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766963868" calcext:value-type="float">
            <text:p>8766963868</text:p>
          </table:table-cell>
          <table:table-cell table:formula="of:=[.B28]/POWER(10; 9)" office:value-type="float" office:value="8.766963868" calcext:value-type="float">
            <text:p>8.766963868</text:p>
          </table:table-cell>
          <table:table-cell office:value-type="float" office:value="19089596015" calcext:value-type="float">
            <text:p>19089596015</text:p>
          </table:table-cell>
          <table:table-cell table:formula="of:=[.D28]/POWER(10; 9)" office:value-type="float" office:value="19.089596015" calcext:value-type="float">
            <text:p>19.089596015</text:p>
          </table:table-cell>
          <table:table-cell office:value-type="float" office:value="972945192" calcext:value-type="float">
            <text:p>972945192</text:p>
          </table:table-cell>
          <table:table-cell office:value-type="float" office:value="19089596015" calcext:value-type="float">
            <text:p>19089596015</text:p>
          </table:table-cell>
          <table:table-cell office:value-type="float" office:value="46.8632" calcext:value-type="float">
            <text:p>46.8632</text:p>
          </table:table-cell>
          <table:table-cell table:formula="of:=((2*POWER([.A28];3))/[.H28])/POWER(10; 9)" office:value-type="float" office:value="2.93276928319022" calcext:value-type="float">
            <text:p>2.93276928319022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29638354628" calcext:value-type="float">
            <text:p>29638354628</text:p>
          </table:table-cell>
          <table:table-cell table:formula="of:=[.B29]/POWER(10; 9)" office:value-type="float" office:value="29.638354628" calcext:value-type="float">
            <text:p>29.638354628</text:p>
          </table:table-cell>
          <table:table-cell office:value-type="float" office:value="64757090769" calcext:value-type="float">
            <text:p>64757090769</text:p>
          </table:table-cell>
          <table:table-cell table:formula="of:=[.D29]/POWER(10; 9)" office:value-type="float" office:value="64.757090769" calcext:value-type="float">
            <text:p>64.757090769</text:p>
          </table:table-cell>
          <table:table-cell office:value-type="float" office:value="3282489693" calcext:value-type="float">
            <text:p>3282489693</text:p>
          </table:table-cell>
          <table:table-cell office:value-type="float" office:value="64757090769" calcext:value-type="float">
            <text:p>64757090769</text:p>
          </table:table-cell>
          <table:table-cell office:value-type="float" office:value="127.923" calcext:value-type="float">
            <text:p>127.923</text:p>
          </table:table-cell>
          <table:table-cell table:formula="of:=((2*POWER([.A29];3))/[.H29])/POWER(10; 9)" office:value-type="float" office:value="3.6260599576933" calcext:value-type="float">
            <text:p>3.626059957693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0217429601" calcext:value-type="float">
            <text:p>70217429601</text:p>
          </table:table-cell>
          <table:table-cell table:formula="of:=[.B30]/POWER(10; 9)" office:value-type="float" office:value="70.217429601" calcext:value-type="float">
            <text:p>70.217429601</text:p>
          </table:table-cell>
          <table:table-cell office:value-type="float" office:value="150843420658" calcext:value-type="float">
            <text:p>150843420658</text:p>
          </table:table-cell>
          <table:table-cell table:formula="of:=[.D30]/POWER(10; 9)" office:value-type="float" office:value="150.843420658" calcext:value-type="float">
            <text:p>150.843420658</text:p>
          </table:table-cell>
          <table:table-cell office:value-type="float" office:value="9156899010" calcext:value-type="float">
            <text:p>9156899010</text:p>
          </table:table-cell>
          <table:table-cell office:value-type="float" office:value="150843420658" calcext:value-type="float">
            <text:p>150843420658</text:p>
          </table:table-cell>
          <table:table-cell office:value-type="float" office:value="389.386" calcext:value-type="float">
            <text:p>389.386</text:p>
          </table:table-cell>
          <table:table-cell table:formula="of:=((2*POWER([.A30];3))/[.H30])/POWER(10; 9)" office:value-type="float" office:value="2.82370611109798" calcext:value-type="float">
            <text:p>2.82370611109798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137100929723" calcext:value-type="float">
            <text:p>137100929723</text:p>
          </table:table-cell>
          <table:table-cell table:formula="of:=[.B31]/POWER(10; 9)" office:value-type="float" office:value="137.100929723" calcext:value-type="float">
            <text:p>137.100929723</text:p>
          </table:table-cell>
          <table:table-cell office:value-type="float" office:value="305120720325" calcext:value-type="float">
            <text:p>305120720325</text:p>
          </table:table-cell>
          <table:table-cell table:formula="of:=[.D31]/POWER(10; 9)" office:value-type="float" office:value="305.120720325" calcext:value-type="float">
            <text:p>305.120720325</text:p>
          </table:table-cell>
          <table:table-cell office:value-type="float" office:value="17403825336" calcext:value-type="float">
            <text:p>17403825336</text:p>
          </table:table-cell>
          <table:table-cell office:value-type="float" office:value="305120720325" calcext:value-type="float">
            <text:p>305120720325</text:p>
          </table:table-cell>
          <table:table-cell office:value-type="float" office:value="612.065" calcext:value-type="float">
            <text:p>612.065</text:p>
          </table:table-cell>
          <table:table-cell table:formula="of:=((2*POWER([.A31];3))/[.H31])/POWER(10; 9)" office:value-type="float" office:value="3.5085875650462" calcext:value-type="float">
            <text:p>3.5085875650462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9" table:number-rows-spanned="1">
            <text:p>1024 Block Multiplication</text:p>
          </table:table-cell>
          <table:covered-table-cell table:number-columns-repeated="8"/>
        </table:table-row>
        <table:table-row table:style-name="ro1">
          <table:table-cell office:value-type="string" calcext:value-type="string">
            <text:p>Matrix Size</text:p>
          </table:table-cell>
          <table:table-cell table:number-columns-repeated="2" office:value-type="string" calcext:value-type="string">
            <text:p>1024 Block L1 Data Cache Misses</text:p>
          </table:table-cell>
          <table:table-cell table:number-columns-repeated="2" office:value-type="string" calcext:value-type="string">
            <text:p>1024 Block L2 Data Cache Misses</text:p>
          </table:table-cell>
          <table:table-cell office:value-type="string" calcext:value-type="string">
            <text:p>L2_DCA</text:p>
          </table:table-cell>
          <table:table-cell office:value-type="string" calcext:value-type="string">
            <text:p>L3_DCA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C++ 1024 Block Multiplication G Flops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785341456" calcext:value-type="float">
            <text:p>8785341456</text:p>
          </table:table-cell>
          <table:table-cell table:formula="of:=[.B36]/POWER(10; 9)" office:value-type="float" office:value="8.785341456" calcext:value-type="float">
            <text:p>8.785341456</text:p>
          </table:table-cell>
          <table:table-cell office:value-type="float" office:value="18635256131" calcext:value-type="float">
            <text:p>18635256131</text:p>
          </table:table-cell>
          <table:table-cell table:formula="of:=[.D36]/POWER(10; 9)" office:value-type="float" office:value="18.635256131" calcext:value-type="float">
            <text:p>18.635256131</text:p>
          </table:table-cell>
          <table:table-cell office:value-type="float" office:value="1168864186" calcext:value-type="float">
            <text:p>1168864186</text:p>
          </table:table-cell>
          <table:table-cell office:value-type="float" office:value="18635256131" calcext:value-type="float">
            <text:p>18635256131</text:p>
          </table:table-cell>
          <table:table-cell office:value-type="float" office:value="40.9488" calcext:value-type="float">
            <text:p>40.9488</text:p>
          </table:table-cell>
          <table:table-cell table:formula="of:=((2*POWER([.A36];3))/[.H36])/POWER(10; 9)" office:value-type="float" office:value="3.35636095494862" calcext:value-type="float">
            <text:p>3.35636095494862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29690638422" calcext:value-type="float">
            <text:p>29690638422</text:p>
          </table:table-cell>
          <table:table-cell table:formula="of:=[.B37]/POWER(10; 9)" office:value-type="float" office:value="29.690638422" calcext:value-type="float">
            <text:p>29.690638422</text:p>
          </table:table-cell>
          <table:table-cell office:value-type="float" office:value="64494440561" calcext:value-type="float">
            <text:p>64494440561</text:p>
          </table:table-cell>
          <table:table-cell table:formula="of:=[.D37]/POWER(10; 9)" office:value-type="float" office:value="64.494440561" calcext:value-type="float">
            <text:p>64.494440561</text:p>
          </table:table-cell>
          <table:table-cell office:value-type="float" office:value="4006374354" calcext:value-type="float">
            <text:p>4006374354</text:p>
          </table:table-cell>
          <table:table-cell office:value-type="float" office:value="64494440561" calcext:value-type="float">
            <text:p>64494440561</text:p>
          </table:table-cell>
          <table:table-cell office:value-type="float" office:value="139.881" calcext:value-type="float">
            <text:p>139.881</text:p>
          </table:table-cell>
          <table:table-cell table:formula="of:=((2*POWER([.A37];3))/[.H37])/POWER(10; 9)" office:value-type="float" office:value="3.31607915276556" calcext:value-type="float">
            <text:p>3.3160791527655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0384445555" calcext:value-type="float">
            <text:p>70384445555</text:p>
          </table:table-cell>
          <table:table-cell table:formula="of:=[.B38]/POWER(10; 9)" office:value-type="float" office:value="70.384445555" calcext:value-type="float">
            <text:p>70.384445555</text:p>
          </table:table-cell>
          <table:table-cell office:value-type="float" office:value="150278383529" calcext:value-type="float">
            <text:p>150278383529</text:p>
          </table:table-cell>
          <table:table-cell table:formula="of:=[.D38]/POWER(10; 9)" office:value-type="float" office:value="150.278383529" calcext:value-type="float">
            <text:p>150.278383529</text:p>
          </table:table-cell>
          <table:table-cell office:value-type="float" office:value="8967274811" calcext:value-type="float">
            <text:p>8967274811</text:p>
          </table:table-cell>
          <table:table-cell office:value-type="float" office:value="150278383529" calcext:value-type="float">
            <text:p>150278383529</text:p>
          </table:table-cell>
          <table:table-cell office:value-type="float" office:value="342.124" calcext:value-type="float">
            <text:p>342.124</text:p>
          </table:table-cell>
          <table:table-cell table:formula="of:=((2*POWER([.A38];3))/[.H38])/POWER(10; 9)" office:value-type="float" office:value="3.21378104949083" calcext:value-type="float">
            <text:p>3.21378104949083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137521902640" calcext:value-type="float">
            <text:p>137521902640</text:p>
          </table:table-cell>
          <table:table-cell table:formula="of:=[.B39]/POWER(10; 9)" office:value-type="float" office:value="137.52190264" calcext:value-type="float">
            <text:p>137.52190264</text:p>
          </table:table-cell>
          <table:table-cell office:value-type="float" office:value="292778686636" calcext:value-type="float">
            <text:p>292778686636</text:p>
          </table:table-cell>
          <table:table-cell table:formula="of:=[.D39]/POWER(10; 9)" office:value-type="float" office:value="292.778686636" calcext:value-type="float">
            <text:p>292.778686636</text:p>
          </table:table-cell>
          <table:table-cell office:value-type="float" office:value="18580440825" calcext:value-type="float">
            <text:p>18580440825</text:p>
          </table:table-cell>
          <table:table-cell office:value-type="float" office:value="292778686636" calcext:value-type="float">
            <text:p>292778686636</text:p>
          </table:table-cell>
          <table:table-cell office:value-type="float" office:value="679.643" calcext:value-type="float">
            <text:p>679.643</text:p>
          </table:table-cell>
          <table:table-cell table:formula="of:=((2*POWER([.A39];3))/[.H39])/POWER(10; 9)" office:value-type="float" office:value="3.15972304283278" calcext:value-type="float">
            <text:p>3.159723042832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8T13:38:32.243651399</meta:creation-date>
    <dc:date>2022-03-28T16:15:25.573089454</dc:date>
    <meta:editing-duration>PT26M24S</meta:editing-duration>
    <meta:editing-cycles>1</meta:editing-cycles>
    <meta:document-statistic meta:table-count="1" meta:cell-count="230" meta:object-count="1"/>
    <meta:generator>LibreOffice/7.2.5.2.0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9.007cm" xlink:href=".." xlink:type="simple" chart:class="chart:scatter" chart:style-name="ch1">
        <chart:legend chart:legend-position="end" svg:x="9.876cm" svg:y="2.215cm" style:legend-expansion="high" chart:style-name="ch2"/>
        <chart:plot-area chart:style-name="ch3" table:cell-range-address="Sheet1.I19:Sheet1.I23 Sheet1.A2:Sheet1.A6 Sheet1.I2:Sheet1.I6 Sheet1.I10:Sheet1.I14 Sheet1.I27:Sheet1.I31 Sheet1.I35:Sheet1.I39" chart:data-source-has-labels="both" svg:x="0.32cm" svg:y="0.18cm" svg:width="9.236cm" svg:height="8.647cm">
          <chart:coordinate-region svg:x="1.047cm" svg:y="0.379cm" svg:width="8.044cm" svg:height="7.801cm"/>
          <chart:axis chart:dimension="x" chart:name="primary-x" chart:style-name="ch4" chartooo:axis-type="auto">
            <chart:categories table:cell-range-address="Sheet1.I20:Sheet1.I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3:Sheet1.I6" chart:label-cell-address="Sheet1.I2:Sheet1.I2" chart:class="chart:scatter">
            <chart:domain table:cell-range-address="Sheet1.A3:Sheet1.A6"/>
            <chart:data-point chart:repeated="4"/>
          </chart:series>
          <chart:series chart:style-name="ch8" chart:values-cell-range-address="Sheet1.I11:Sheet1.I14" chart:label-cell-address="Sheet1.I10:Sheet1.I10" chart:class="chart:scatter">
            <chart:domain table:cell-range-address="Sheet1.A11:Sheet1.A14"/>
            <chart:data-point chart:repeated="4"/>
          </chart:series>
          <chart:series chart:style-name="ch9" chart:values-cell-range-address="Sheet1.I20:Sheet1.I23" chart:label-cell-address="Sheet1.I19:Sheet1.I19" chart:class="chart:scatter">
            <chart:domain table:cell-range-address="Sheet1.A20:Sheet1.A23"/>
            <chart:data-point chart:repeated="4"/>
          </chart:series>
          <chart:series chart:style-name="ch10" chart:values-cell-range-address="Sheet1.I28:Sheet1.I31" chart:label-cell-address="Sheet1.I27:Sheet1.I27" chart:class="chart:scatter">
            <chart:domain table:cell-range-address="Sheet1.A28:Sheet1.A31"/>
            <chart:data-point chart:repeated="4"/>
          </chart:series>
          <chart:series chart:style-name="ch11" chart:values-cell-range-address="Sheet1.I36:Sheet1.I39" chart:label-cell-address="Sheet1.I35:Sheet1.I35" chart:class="chart:scatter">
            <chart:domain table:cell-range-address="Sheet1.A36:Sheet1.A39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++ Line Multiplication G Flops</text:p>
                <draw:g>
                  <svg:desc>Sheet1.I2:Sheet1.I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++ 128 Block Multiplication G Flops</text:p>
                <draw:g>
                  <svg:desc>Sheet1.I10:Sheet1.I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++ 256 Block Multiplication G Flops</text:p>
                <draw:g>
                  <svg:desc>Sheet1.I19:Sheet1.I1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++ 512 Block Multiplication G Flops</text:p>
                <draw:g>
                  <svg:desc>Sheet1.I27:Sheet1.I2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++ 1024 Block Multiplication G Flops</text:p>
                <draw:g>
                  <svg:desc>Sheet1.I35:Sheet1.I35</svg:desc>
                </draw:g>
              </table:table-cell>
            </table:table-row>
          </table:table-header-rows>
          <table:table-rows>
            <table:table-row>
              <table:table-cell office:value-type="float" office:value="3.73504850849659">
                <text:p>3.73504850849659</text:p>
                <draw:g>
                  <svg:desc>Sheet1.I20:Sheet1.I23</svg:desc>
                </draw:g>
              </table:table-cell>
              <table:table-cell office:value-type="float" office:value="4096">
                <text:p>4096</text:p>
                <draw:g>
                  <svg:desc>Sheet1.A3:Sheet1.A6</svg:desc>
                </draw:g>
              </table:table-cell>
              <table:table-cell office:value-type="float" office:value="2.78626548527894">
                <text:p>2.78626548527894</text:p>
                <draw:g>
                  <svg:desc>Sheet1.I3:Sheet1.I6</svg:desc>
                </draw:g>
              </table:table-cell>
              <table:table-cell office:value-type="float" office:value="4096">
                <text:p>4096</text:p>
                <draw:g>
                  <svg:desc>Sheet1.A11:Sheet1.A14</svg:desc>
                </draw:g>
              </table:table-cell>
              <table:table-cell office:value-type="float" office:value="3.46117987927079">
                <text:p>3.46117987927079</text:p>
                <draw:g>
                  <svg:desc>Sheet1.I11:Sheet1.I14</svg:desc>
                </draw:g>
              </table:table-cell>
              <table:table-cell office:value-type="float" office:value="4096">
                <text:p>4096</text:p>
                <draw:g>
                  <svg:desc>Sheet1.A20:Sheet1.A23</svg:desc>
                </draw:g>
              </table:table-cell>
              <table:table-cell office:value-type="float" office:value="3.73504850849659">
                <text:p>3.73504850849659</text:p>
                <draw:g>
                  <svg:desc>Sheet1.I20:Sheet1.I23</svg:desc>
                </draw:g>
              </table:table-cell>
              <table:table-cell office:value-type="float" office:value="4096">
                <text:p>4096</text:p>
                <draw:g>
                  <svg:desc>Sheet1.A28:Sheet1.A31</svg:desc>
                </draw:g>
              </table:table-cell>
              <table:table-cell office:value-type="float" office:value="2.93276928319022">
                <text:p>2.93276928319022</text:p>
                <draw:g>
                  <svg:desc>Sheet1.I28:Sheet1.I31</svg:desc>
                </draw:g>
              </table:table-cell>
              <table:table-cell office:value-type="float" office:value="4096">
                <text:p>4096</text:p>
                <draw:g>
                  <svg:desc>Sheet1.A36:Sheet1.A39</svg:desc>
                </draw:g>
              </table:table-cell>
              <table:table-cell office:value-type="float" office:value="3.35636095494862">
                <text:p>3.35636095494862</text:p>
                <draw:g>
                  <svg:desc>Sheet1.I36:Sheet1.I39</svg:desc>
                </draw:g>
              </table:table-cell>
            </table:table-row>
            <table:table-row>
              <table:table-cell office:value-type="float" office:value="3.78334054865625">
                <text:p>3.78334054865625</text:p>
              </table:table-cell>
              <table:table-cell office:value-type="float" office:value="6144">
                <text:p>6144</text:p>
              </table:table-cell>
              <table:table-cell office:value-type="float" office:value="2.85022162394927">
                <text:p>2.85022162394927</text:p>
              </table:table-cell>
              <table:table-cell office:value-type="float" office:value="6144">
                <text:p>6144</text:p>
              </table:table-cell>
              <table:table-cell office:value-type="float" office:value="3.4525717558336">
                <text:p>3.4525717558336</text:p>
              </table:table-cell>
              <table:table-cell office:value-type="float" office:value="6144">
                <text:p>6144</text:p>
              </table:table-cell>
              <table:table-cell office:value-type="float" office:value="3.78334054865625">
                <text:p>3.78334054865625</text:p>
              </table:table-cell>
              <table:table-cell office:value-type="float" office:value="6144">
                <text:p>6144</text:p>
              </table:table-cell>
              <table:table-cell office:value-type="float" office:value="3.6260599576933">
                <text:p>3.6260599576933</text:p>
              </table:table-cell>
              <table:table-cell office:value-type="float" office:value="6144">
                <text:p>6144</text:p>
              </table:table-cell>
              <table:table-cell office:value-type="float" office:value="3.31607915276556">
                <text:p>3.31607915276556</text:p>
              </table:table-cell>
            </table:table-row>
            <table:table-row>
              <table:table-cell office:value-type="float" office:value="2.97142818320776">
                <text:p>2.97142818320776</text:p>
              </table:table-cell>
              <table:table-cell office:value-type="float" office:value="8192">
                <text:p>8192</text:p>
              </table:table-cell>
              <table:table-cell office:value-type="float" office:value="2.65523513561238">
                <text:p>2.65523513561238</text:p>
              </table:table-cell>
              <table:table-cell office:value-type="float" office:value="8192">
                <text:p>8192</text:p>
              </table:table-cell>
              <table:table-cell office:value-type="float" office:value="3.18155852117978">
                <text:p>3.18155852117978</text:p>
              </table:table-cell>
              <table:table-cell office:value-type="float" office:value="8192">
                <text:p>8192</text:p>
              </table:table-cell>
              <table:table-cell office:value-type="float" office:value="2.97142818320776">
                <text:p>2.97142818320776</text:p>
              </table:table-cell>
              <table:table-cell office:value-type="float" office:value="8192">
                <text:p>8192</text:p>
              </table:table-cell>
              <table:table-cell office:value-type="float" office:value="2.82370611109798">
                <text:p>2.82370611109798</text:p>
              </table:table-cell>
              <table:table-cell office:value-type="float" office:value="8192">
                <text:p>8192</text:p>
              </table:table-cell>
              <table:table-cell office:value-type="float" office:value="3.21378104949083">
                <text:p>3.21378104949083</text:p>
              </table:table-cell>
            </table:table-row>
            <table:table-row>
              <table:table-cell office:value-type="float" office:value="3.70922822938491">
                <text:p>3.70922822938491</text:p>
              </table:table-cell>
              <table:table-cell office:value-type="float" office:value="10240">
                <text:p>10240</text:p>
              </table:table-cell>
              <table:table-cell office:value-type="float" office:value="2.81263902597471">
                <text:p>2.81263902597471</text:p>
              </table:table-cell>
              <table:table-cell office:value-type="float" office:value="10240">
                <text:p>10240</text:p>
              </table:table-cell>
              <table:table-cell office:value-type="float" office:value="3.3771254004224">
                <text:p>3.3771254004224</text:p>
              </table:table-cell>
              <table:table-cell office:value-type="float" office:value="10240">
                <text:p>10240</text:p>
              </table:table-cell>
              <table:table-cell office:value-type="float" office:value="3.70922822938491">
                <text:p>3.70922822938491</text:p>
              </table:table-cell>
              <table:table-cell office:value-type="float" office:value="10240">
                <text:p>10240</text:p>
              </table:table-cell>
              <table:table-cell office:value-type="float" office:value="3.5085875650462">
                <text:p>3.5085875650462</text:p>
              </table:table-cell>
              <table:table-cell office:value-type="float" office:value="10240">
                <text:p>10240</text:p>
              </table:table-cell>
              <table:table-cell office:value-type="float" office:value="3.15972304283278">
                <text:p>3.159723042832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